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rFactory.Wrapp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apperFactory.getVoidType( XClass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MethodDeclaration( XMethod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TypeInstance( XClass deleg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ynthesizedXJavaDocArrayType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Factory.getTypeInstance( XClass delegate , int dimen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apperFactory.isInterface( XClass x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InterfaceDeclaration( XClass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Declaration( XProgramElement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apperFactory.getConstructorDeclaration( XConstructor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ClassDeclaration( XClass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apperFactory.getArrayType( 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Factory.getDeclaredType( XClass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ClassType( XClass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PrimitiveType( XClass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TypeDeclaration( XType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apperFactory.getParameterDeclaration( XParameter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ExecutableDeclaration( XExecutableMember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nthesizedXJavaDocArrayType.SynthesizedXJavaDocArrayType( XClass type , int dim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FieldDeclaration( XField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TypeInstance( Type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apperFactory.getPackageDeclaration( XPackage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InterfaceType( XClass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thesizedXJavaDocArrayTyp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thesizedXJavaDocArrayType.getDimension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apperFactory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Factory.getMemberDeclaration( XMember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